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Demandas">
            <text:p>Demandas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A apólice 123 foi cadastrada com erro no nome do segurado, e isso está impedindo o recebimento da indenização.">
            <text:p>A apólice 123 foi cadastrada com erro no nome do segurado, e isso está impedindo o recebimento da indenização.</text:p>
          </table:table-cell>
        </table:table-row>
        <table:table-row>
          <table:table-cell office:value-type="string" office:value="Não encontro os documentos necessários para completar o processo da apólice 123 e preciso de orientação.">
            <text:p>Não encontro os documentos necessários para completar o processo da apólice 123 e preciso de orientaçã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Estou tentando resolver um problema referente ao seguro com apólice 123, mas não consigo obter respostas claras.">
            <text:p>Estou tentando resolver um problema referente ao seguro com apólice 123, mas não consigo obter respostas claras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Não encontro os documentos necessários para completar o processo da apólice 123 e preciso de orientação.">
            <text:p>Não encontro os documentos necessários para completar o processo da apólice 123 e preciso de orientaçã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Gostaria de saber como proceder para cancelar a apólice 123 sem prejuízos adicionais.">
            <text:p>Gostaria de saber como proceder para cancelar a apólice 123 sem prejuízos adicionais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Estou tentando resolver um problema referente ao seguro com apólice 123, mas não consigo obter respostas claras.">
            <text:p>Estou tentando resolver um problema referente ao seguro com apólice 123, mas não consigo obter respostas claras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Gostaria de saber se é possível recorrer da decisão sobre a apólice 123, já que meu pedido foi indeferido.">
            <text:p>Gostaria de saber se é possível recorrer da decisão sobre a apólice 123, já que meu pedido foi indeferido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Estou tentando resolver um problema referente ao seguro com apólice 123, mas não consigo obter respostas claras.">
            <text:p>Estou tentando resolver um problema referente ao seguro com apólice 123, mas não consigo obter respostas claras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Estou tentando resolver um problema referente ao seguro com apólice 123, mas não consigo obter respostas claras.">
            <text:p>Estou tentando resolver um problema referente ao seguro com apólice 123, mas não consigo obter respostas claras.</text:p>
          </table:table-cell>
        </table:table-row>
        <table:table-row>
          <table:table-cell office:value-type="string" office:value="A apólice 123 foi cadastrada com erro no nome do segurado, e isso está impedindo o recebimento da indenização.">
            <text:p>A apólice 123 foi cadastrada com erro no nome do segurado, e isso está impedindo o recebimento da indenização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Estou tentando resolver um problema referente ao seguro com apólice 123, mas não consigo obter respostas claras.">
            <text:p>Estou tentando resolver um problema referente ao seguro com apólice 123, mas não consigo obter respostas claras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Gostaria de saber se é possível recorrer da decisão sobre a apólice 123, já que meu pedido foi indeferido.">
            <text:p>Gostaria de saber se é possível recorrer da decisão sobre a apólice 123, já que meu pedido foi indeferid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A apólice 123 foi cadastrada com erro no nome do segurado, e isso está impedindo o recebimento da indenização.">
            <text:p>A apólice 123 foi cadastrada com erro no nome do segurado, e isso está impedindo o recebimento da indenização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Estou tentando resolver um problema referente ao seguro com apólice 123, mas não consigo obter respostas claras.">
            <text:p>Estou tentando resolver um problema referente ao seguro com apólice 123, mas não consigo obter respostas claras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A apólice 123 foi cadastrada com erro no nome do segurado, e isso está impedindo o recebimento da indenização.">
            <text:p>A apólice 123 foi cadastrada com erro no nome do segurado, e isso está impedindo o recebimento da indenização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Gostaria de saber como proceder para cancelar a apólice 123 sem prejuízos adicionais.">
            <text:p>Gostaria de saber como proceder para cancelar a apólice 123 sem prejuízos adicionais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Gostaria de saber se é possível recorrer da decisão sobre a apólice 123, já que meu pedido foi indeferido.">
            <text:p>Gostaria de saber se é possível recorrer da decisão sobre a apólice 123, já que meu pedido foi indeferid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Estou tentando resolver um problema referente ao seguro com apólice 123, mas não consigo obter respostas claras.">
            <text:p>Estou tentando resolver um problema referente ao seguro com apólice 123, mas não consigo obter respostas claras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Gostaria de saber se é possível recorrer da decisão sobre a apólice 123, já que meu pedido foi indeferido.">
            <text:p>Gostaria de saber se é possível recorrer da decisão sobre a apólice 123, já que meu pedido foi indeferido.</text:p>
          </table:table-cell>
        </table:table-row>
        <table:table-row>
          <table:table-cell office:value-type="string" office:value="Gostaria de saber como proceder para cancelar a apólice 123 sem prejuízos adicionais.">
            <text:p>Gostaria de saber como proceder para cancelar a apólice 123 sem prejuízos adicionais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Estou tentando resolver um problema referente ao seguro com apólice 123, mas não consigo obter respostas claras.">
            <text:p>Estou tentando resolver um problema referente ao seguro com apólice 123, mas não consigo obter respostas claras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Gostaria de saber se é possível recorrer da decisão sobre a apólice 123, já que meu pedido foi indeferido.">
            <text:p>Gostaria de saber se é possível recorrer da decisão sobre a apólice 123, já que meu pedido foi indeferid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Gostaria de saber se é possível recorrer da decisão sobre a apólice 123, já que meu pedido foi indeferido.">
            <text:p>Gostaria de saber se é possível recorrer da decisão sobre a apólice 123, já que meu pedido foi indeferido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Não encontro os documentos necessários para completar o processo da apólice 123 e preciso de orientação.">
            <text:p>Não encontro os documentos necessários para completar o processo da apólice 123 e preciso de orientação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Gostaria de saber como proceder para cancelar a apólice 123 sem prejuízos adicionais.">
            <text:p>Gostaria de saber como proceder para cancelar a apólice 123 sem prejuízos adicionais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Estou tentando resolver um problema referente ao seguro com apólice 123, mas não consigo obter respostas claras.">
            <text:p>Estou tentando resolver um problema referente ao seguro com apólice 123, mas não consigo obter respostas claras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Gostaria de saber se é possível recorrer da decisão sobre a apólice 123, já que meu pedido foi indeferido.">
            <text:p>Gostaria de saber se é possível recorrer da decisão sobre a apólice 123, já que meu pedido foi indeferido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Não encontro os documentos necessários para completar o processo da apólice 123 e preciso de orientação.">
            <text:p>Não encontro os documentos necessários para completar o processo da apólice 123 e preciso de orientaçã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Não encontro os documentos necessários para completar o processo da apólice 123 e preciso de orientação.">
            <text:p>Não encontro os documentos necessários para completar o processo da apólice 123 e preciso de orientação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Não encontro os documentos necessários para completar o processo da apólice 123 e preciso de orientação.">
            <text:p>Não encontro os documentos necessários para completar o processo da apólice 123 e preciso de orientação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Gostaria de saber como proceder para cancelar a apólice 123 sem prejuízos adicionais.">
            <text:p>Gostaria de saber como proceder para cancelar a apólice 123 sem prejuízos adicionais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A apólice 123 foi cadastrada com erro no nome do segurado, e isso está impedindo o recebimento da indenização.">
            <text:p>A apólice 123 foi cadastrada com erro no nome do segurado, e isso está impedindo o recebimento da indenização.</text:p>
          </table:table-cell>
        </table:table-row>
        <table:table-row>
          <table:table-cell office:value-type="string" office:value="Estou tentando resolver um problema referente ao seguro com apólice 123, mas não consigo obter respostas claras.">
            <text:p>Estou tentando resolver um problema referente ao seguro com apólice 123, mas não consigo obter respostas claras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Gostaria de saber como proceder para cancelar a apólice 123 sem prejuízos adicionais.">
            <text:p>Gostaria de saber como proceder para cancelar a apólice 123 sem prejuízos adicionais.</text:p>
          </table:table-cell>
        </table:table-row>
        <table:table-row>
          <table:table-cell office:value-type="string" office:value="Não encontro os documentos necessários para completar o processo da apólice 123 e preciso de orientação.">
            <text:p>Não encontro os documentos necessários para completar o processo da apólice 123 e preciso de orientaçã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Não encontro os documentos necessários para completar o processo da apólice 123 e preciso de orientação.">
            <text:p>Não encontro os documentos necessários para completar o processo da apólice 123 e preciso de orientação.</text:p>
          </table:table-cell>
        </table:table-row>
        <table:table-row>
          <table:table-cell office:value-type="string" office:value="Não encontro os documentos necessários para completar o processo da apólice 123 e preciso de orientação.">
            <text:p>Não encontro os documentos necessários para completar o processo da apólice 123 e preciso de orientaçã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Gostaria de saber se é possível recorrer da decisão sobre a apólice 123, já que meu pedido foi indeferido.">
            <text:p>Gostaria de saber se é possível recorrer da decisão sobre a apólice 123, já que meu pedido foi indeferid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A apólice 123 foi cadastrada com erro no nome do segurado, e isso está impedindo o recebimento da indenização.">
            <text:p>A apólice 123 foi cadastrada com erro no nome do segurado, e isso está impedindo o recebimento da indenizaçã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A apólice 123 foi cadastrada com erro no nome do segurado, e isso está impedindo o recebimento da indenização.">
            <text:p>A apólice 123 foi cadastrada com erro no nome do segurado, e isso está impedindo o recebimento da indenizaçã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Não encontro os documentos necessários para completar o processo da apólice 123 e preciso de orientação.">
            <text:p>Não encontro os documentos necessários para completar o processo da apólice 123 e preciso de orientação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Estou tentando resolver um problema referente ao seguro com apólice 123, mas não consigo obter respostas claras.">
            <text:p>Estou tentando resolver um problema referente ao seguro com apólice 123, mas não consigo obter respostas claras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Não encontro os documentos necessários para completar o processo da apólice 123 e preciso de orientação.">
            <text:p>Não encontro os documentos necessários para completar o processo da apólice 123 e preciso de orientação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Não encontro os documentos necessários para completar o processo da apólice 123 e preciso de orientação.">
            <text:p>Não encontro os documentos necessários para completar o processo da apólice 123 e preciso de orientação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A apólice 123 foi cadastrada com erro no nome do segurado, e isso está impedindo o recebimento da indenização.">
            <text:p>A apólice 123 foi cadastrada com erro no nome do segurado, e isso está impedindo o recebimento da indenizaçã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Gostaria de saber se é possível recorrer da decisão sobre a apólice 123, já que meu pedido foi indeferido.">
            <text:p>Gostaria de saber se é possível recorrer da decisão sobre a apólice 123, já que meu pedido foi indeferid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Gostaria de saber se é possível recorrer da decisão sobre a apólice 123, já que meu pedido foi indeferido.">
            <text:p>Gostaria de saber se é possível recorrer da decisão sobre a apólice 123, já que meu pedido foi indeferido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Não encontro os documentos necessários para completar o processo da apólice 123 e preciso de orientação.">
            <text:p>Não encontro os documentos necessários para completar o processo da apólice 123 e preciso de orientação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Gostaria de saber como proceder para cancelar a apólice 123 sem prejuízos adicionais.">
            <text:p>Gostaria de saber como proceder para cancelar a apólice 123 sem prejuízos adicionais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Preciso alterar dados incorretos da apólice 123 e não encontro o canal adequado para essa correção.">
            <text:p>Preciso alterar dados incorretos da apólice 123 e não encontro o canal adequado para essa correção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Meu processo referente à apólice 123 está parado há meses e preciso saber o motivo do atraso.">
            <text:p>Meu processo referente à apólice 123 está parado há meses e preciso saber o motivo do atraso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Solicito esclarecimento sobre o prazo de pagamento de indenização da apólice 123, pois já passou o tempo informado.">
            <text:p>Solicito esclarecimento sobre o prazo de pagamento de indenização da apólice 123, pois já passou o tempo informado.</text:p>
          </table:table-cell>
        </table:table-row>
        <table:table-row>
          <table:table-cell office:value-type="string" office:value="Há um problema com a assinatura digital no pedido da apólice 123, o que está impedindo seu andamento.">
            <text:p>Há um problema com a assinatura digital no pedido da apólice 123, o que está impedindo seu andamento.</text:p>
          </table:table-cell>
        </table:table-row>
        <table:table-row>
          <table:table-cell office:value-type="string" office:value="Gostaria de saber como proceder para cancelar a apólice 123 sem prejuízos adicionais.">
            <text:p>Gostaria de saber como proceder para cancelar a apólice 123 sem prejuízos adicionais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O sistema indicou erro no cadastro do meu pedido de indenização com apólice 123 e preciso de orientação.">
            <text:p>O sistema indicou erro no cadastro do meu pedido de indenização com apólice 123 e preciso de orientação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Estou com dificuldades em anexar documentos ao pedido de apólice 123 no sistema e gostaria de ajuda.">
            <text:p>Estou com dificuldades em anexar documentos ao pedido de apólice 123 no sistema e gostaria de ajuda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Houve dificuldades técnicas ao tentar registrar o sinistro associado à apólice 123 no sistema, e não sei como proceder.">
            <text:p>Houve dificuldades técnicas ao tentar registrar o sinistro associado à apólice 123 no sistema, e não sei como proceder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Estou tentando resolver um problema referente ao seguro com apólice 123, mas não consigo obter respostas claras.">
            <text:p>Estou tentando resolver um problema referente ao seguro com apólice 123, mas não consigo obter respostas claras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A apólice 123 foi cadastrada com erro no nome do segurado, e isso está impedindo o recebimento da indenização.">
            <text:p>A apólice 123 foi cadastrada com erro no nome do segurado, e isso está impedindo o recebimento da indenização.</text:p>
          </table:table-cell>
        </table:table-row>
        <table:table-row>
          <table:table-cell office:value-type="string" office:value="Solicito a reanálise do pedido relacionado à apólice 123, pois houve equívocos na avaliação anterior.">
            <text:p>Solicito a reanálise do pedido relacionado à apólice 123, pois houve equívocos na avaliação anterior.</text:p>
          </table:table-cell>
        </table:table-row>
        <table:table-row>
          <table:table-cell office:value-type="string" office:value="Recebi informações conflitantes sobre o status do processo da apólice 123 e preciso de um esclarecimento.">
            <text:p>Recebi informações conflitantes sobre o status do processo da apólice 123 e preciso de um esclarecimento.</text:p>
          </table:table-cell>
        </table:table-row>
        <table:table-row>
          <table:table-cell office:value-type="string" office:value="Preciso atualizar meu endereço na apólice 123 e gostaria de saber como enviar essa atualização.">
            <text:p>Preciso atualizar meu endereço na apólice 123 e gostaria de saber como enviar essa atualização.</text:p>
          </table:table-cell>
        </table:table-row>
        <table:table-row>
          <table:table-cell office:value-type="string" office:value="Preciso saber se a apólice 123 cobre despesas médicas não previstas inicialmente no contrato.">
            <text:p>Preciso saber se a apólice 123 cobre despesas médicas não previstas inicialmente no contrato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O pagamento da apólice 123 está atrasado, e preciso saber se há alguma pendência que devo resolver.">
            <text:p>O pagamento da apólice 123 está atrasado, e preciso saber se há alguma pendência que devo resolver.</text:p>
          </table:table-cell>
        </table:table-row>
        <table:table-row>
          <table:table-cell office:value-type="string" office:value="Não consigo contato com o responsável pelo meu processo de apólice 123 e gostaria de saber como dar andamento.">
            <text:p>Não consigo contato com o responsável pelo meu processo de apólice 123 e gostaria de saber como dar andamento.</text:p>
          </table:table-cell>
        </table:table-row>
        <table:table-row>
          <table:table-cell office:value-type="string" office:value="Gostaria de saber como proceder para cancelar a apólice 123 sem prejuízos adicionais.">
            <text:p>Gostaria de saber como proceder para cancelar a apólice 123 sem prejuízos adicionais.</text:p>
          </table:table-cell>
        </table:table-row>
        <table:table-row>
          <table:table-cell office:value-type="string" office:value="Preciso de orientações para concluir o pedido de indenização da apólice 123, uma vez que houve inconsistências na documentação enviada.">
            <text:p>Preciso de orientações para concluir o pedido de indenização da apólice 123, uma vez que houve inconsistências na documentação enviada.</text:p>
          </table:table-cell>
        </table:table-row>
        <table:table-row>
          <table:table-cell office:value-type="string" office:value="Enviei todos os documentos solicitados, mas a indenização da apólice 123 foi negada sem explicações claras.">
            <text:p>Enviei todos os documentos solicitados, mas a indenização da apólice 123 foi negada sem explicações claras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